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4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2544" calcext:value-type="float">
            <text:p>42.4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3128" calcext:value-type="float">
            <text:p>42.5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792" calcext:value-type="float">
            <text:p>42.5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2168" calcext:value-type="float">
            <text:p>42.4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3024" calcext:value-type="float">
            <text:p>42.4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292" calcext:value-type="float">
            <text:p>42.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2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5-03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4-02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11-2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10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8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8536" calcext:value-type="float">
            <text:p>42.3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4152" calcext:value-type="float">
            <text:p>42.3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5112" calcext:value-type="float">
            <text:p>42.4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1688" calcext:value-type="float">
            <text:p>42.4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196" calcext:value-type="float">
            <text:p>42.3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5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0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2712" calcext:value-type="float">
            <text:p>42.2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1" calcext:value-type="float">
            <text:p>42.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8432" calcext:value-type="float">
            <text:p>42.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9664" calcext:value-type="float">
            <text:p>42.2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7472" calcext:value-type="float">
            <text:p>42.2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6888" calcext:value-type="float">
            <text:p>42.1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5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3256" calcext:value-type="float">
            <text:p>42.0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87927272727" calcext:value-type="float">
            <text:p>41.9487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06435862069" calcext:value-type="float">
            <text:p>42.0406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69568" calcext:value-type="float">
            <text:p>42.04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8215172414" calcext:value-type="float">
            <text:p>41.99282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842" calcext:value-type="float">
            <text:p>41.9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46152" calcext:value-type="float">
            <text:p>41.90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04852" calcext:value-type="float">
            <text:p>41.880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48294193548" calcext:value-type="float">
            <text:p>41.88482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92304" calcext:value-type="float">
            <text:p>41.89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9739354839" calcext:value-type="float">
            <text:p>41.9349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1646896552" calcext:value-type="float">
            <text:p>41.94016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91410322581" calcext:value-type="float">
            <text:p>41.9691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62694193548" calcext:value-type="float">
            <text:p>41.97626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42264" calcext:value-type="float">
            <text:p>41.99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85368" calcext:value-type="float">
            <text:p>41.98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3024" calcext:value-type="float">
            <text:p>41.9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9623225807" calcext:value-type="float">
            <text:p>41.9649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56621935484" calcext:value-type="float">
            <text:p>41.9356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17856" calcext:value-type="float">
            <text:p>41.92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29988387097" calcext:value-type="float">
            <text:p>41.9129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19514482759" calcext:value-type="float">
            <text:p>41.94195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54539354839" calcext:value-type="float">
            <text:p>41.9654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4048571429" calcext:value-type="float">
            <text:p>41.99240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94619354839" calcext:value-type="float">
            <text:p>42.029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77672258065" calcext:value-type="float">
            <text:p>42.08776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6228137931" calcext:value-type="float">
            <text:p>42.106228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45312258064" calcext:value-type="float">
            <text:p>42.10453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4912" calcext:value-type="float">
            <text:p>42.0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89181935484" calcext:value-type="float">
            <text:p>42.0789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1530322581" calcext:value-type="float">
            <text:p>42.0651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40968" calcext:value-type="float">
            <text:p>42.02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33254193548" calcext:value-type="float">
            <text:p>42.04332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18336" calcext:value-type="float">
            <text:p>42.05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77848" calcext:value-type="float">
            <text:p>42.06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3357142857" calcext:value-type="float">
            <text:p>42.0923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31922580645" calcext:value-type="float">
            <text:p>42.133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85744" calcext:value-type="float">
            <text:p>42.2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81096" calcext:value-type="float">
            <text:p>42.22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2603870968" calcext:value-type="float">
            <text:p>42.21126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0832" calcext:value-type="float">
            <text:p>42.22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9532903226" calcext:value-type="float">
            <text:p>42.1999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14281290323" calcext:value-type="float">
            <text:p>42.20142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77008" calcext:value-type="float">
            <text:p>42.15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14310967742" calcext:value-type="float">
            <text:p>42.1514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53944" calcext:value-type="float">
            <text:p>42.19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6709677419" calcext:value-type="float">
            <text:p>42.251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77688571429" calcext:value-type="float">
            <text:p>42.23776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7136516129" calcext:value-type="float">
            <text:p>42.2771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2023483871" calcext:value-type="float">
            <text:p>42.4420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89117419355" calcext:value-type="float">
            <text:p>42.518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0016" calcext:value-type="float">
            <text:p>42.50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54415483871" calcext:value-type="float">
            <text:p>42.5054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1107096774" calcext:value-type="float">
            <text:p>42.51311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27852" calcext:value-type="float">
            <text:p>42.502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15375483871" calcext:value-type="float">
            <text:p>42.511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15888" calcext:value-type="float">
            <text:p>42.53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6336" calcext:value-type="float">
            <text:p>42.5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2926896552" calcext:value-type="float">
            <text:p>42.58329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0224516129" calcext:value-type="float">
            <text:p>42.600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66530322581" calcext:value-type="float">
            <text:p>42.6366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84136" calcext:value-type="float">
            <text:p>42.6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35558709677" calcext:value-type="float">
            <text:p>42.6335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22516" calcext:value-type="float">
            <text:p>42.602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38112" calcext:value-type="float">
            <text:p>42.58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47300645161" calcext:value-type="float">
            <text:p>42.5647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98768" calcext:value-type="float">
            <text:p>42.54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89001290323" calcext:value-type="float">
            <text:p>42.5489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28384" calcext:value-type="float">
            <text:p>42.57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04905806452" calcext:value-type="float">
            <text:p>42.5904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5694285714" calcext:value-type="float">
            <text:p>42.60156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90041290323" calcext:value-type="float">
            <text:p>42.6190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51868387097" calcext:value-type="float">
            <text:p>42.6551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21168" calcext:value-type="float">
            <text:p>42.6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5967741936" calcext:value-type="float">
            <text:p>42.7395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6386206897" calcext:value-type="float">
            <text:p>42.7366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01491612903" calcext:value-type="float">
            <text:p>42.7101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7095483871" calcext:value-type="float">
            <text:p>42.637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55512" calcext:value-type="float">
            <text:p>42.53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16704516129" calcext:value-type="float">
            <text:p>42.591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2432" calcext:value-type="float">
            <text:p>42.61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6421935484" calcext:value-type="float">
            <text:p>42.53764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28411428571" calcext:value-type="float">
            <text:p>42.6528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1896774193" calcext:value-type="float">
            <text:p>42.6901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4926451613" calcext:value-type="float">
            <text:p>42.75449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15984" calcext:value-type="float">
            <text:p>42.81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67392" calcext:value-type="float">
            <text:p>42.89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62948" calcext:value-type="float">
            <text:p>42.846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00103225806" calcext:value-type="float">
            <text:p>42.730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0833548387" calcext:value-type="float">
            <text:p>42.6260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992" calcext:value-type="float">
            <text:p>42.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12309677419" calcext:value-type="float">
            <text:p>42.541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71488" calcext:value-type="float">
            <text:p>42.5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94465806452" calcext:value-type="float">
            <text:p>42.6194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6382857143" calcext:value-type="float">
            <text:p>42.6626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63145806452" calcext:value-type="float">
            <text:p>42.70631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71184516129" calcext:value-type="float">
            <text:p>42.747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5531034483" calcext:value-type="float">
            <text:p>42.8275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88129032258" calcext:value-type="float">
            <text:p>42.85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15856" calcext:value-type="float">
            <text:p>42.8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74828387097" calcext:value-type="float">
            <text:p>42.7374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9272" calcext:value-type="float">
            <text:p>42.49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85705806452" calcext:value-type="float">
            <text:p>42.4685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79744" calcext:value-type="float">
            <text:p>42.51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484" calcext:value-type="float">
            <text:p>42.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9895172414" calcext:value-type="float">
            <text:p>42.57498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0999483871" calcext:value-type="float">
            <text:p>42.63099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2353548387" calcext:value-type="float">
            <text:p>42.6992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90712" calcext:value-type="float">
            <text:p>42.75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15197419355" calcext:value-type="float">
            <text:p>42.8115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65184" calcext:value-type="float">
            <text:p>42.80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49091612903" calcext:value-type="float">
            <text:p>42.69490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5807741935" calcext:value-type="float">
            <text:p>42.61158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2664" calcext:value-type="float">
            <text:p>42.56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7566451613" calcext:value-type="float">
            <text:p>42.580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63664" calcext:value-type="float">
            <text:p>42.60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4128" calcext:value-type="float">
            <text:p>42.64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92934285714" calcext:value-type="float">
            <text:p>42.67929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11901935484" calcext:value-type="float">
            <text:p>42.73119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4359483871" calcext:value-type="float">
            <text:p>42.84435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32848" calcext:value-type="float">
            <text:p>42.8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3749677419" calcext:value-type="float">
            <text:p>42.93137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2736" calcext:value-type="float">
            <text:p>42.9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0510967742" calcext:value-type="float">
            <text:p>42.9210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10344" calcext:value-type="float">
            <text:p>42.87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02268" calcext:value-type="float">
            <text:p>42.81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548" calcext:value-type="float">
            <text:p>42.818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04604" calcext:value-type="float">
            <text:p>42.850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95114285714" calcext:value-type="float">
            <text:p>42.8995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38330322581" calcext:value-type="float">
            <text:p>42.93383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52217142857" calcext:value-type="float">
            <text:p>43.0852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57404" calcext:value-type="float">
            <text:p>43.18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6444" calcext:value-type="float">
            <text:p>43.1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8608" calcext:value-type="float">
            <text:p>43.2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8354" calcext:value-type="float">
            <text:p>43.21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7044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38" meta:object-count="0"/>
    <meta:user-defined meta:name="AppVersion">3.0</meta:user-defined>
  </office:meta>
</office:document-meta>
</file>